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82cm" svg:stroke-color="#000000" draw:marker-start-width="0.621cm" draw:marker-end-width="0.621cm" draw:fill="none" draw:opacity="0%" draw:textarea-horizontal-align="justify" draw:textarea-vertical-align="middle" draw:auto-grow-height="false" fo:min-height="1.957cm" fo:min-width="2.981cm" fo:padding-top="0.264cm" fo:padding-bottom="0.264cm" fo:padding-left="0.389cm" fo:padding-right="0.389cm" draw:shadow="visible" draw:shadow-offset-x="0.035cm" draw:shadow-offset-y="0.035cm" draw:shadow-color="#ffffff"/>
    </style:style>
    <style:style style:name="gr2" style:family="graphic" style:parent-style-name="standard">
      <style:graphic-properties svg:stroke-width="0.282cm" svg:stroke-color="#000000" draw:marker-start="Arrow" draw:marker-start-width="0.721cm" draw:marker-end="Arrow" draw:marker-end-width="0.721cm" draw:textarea-vertical-align="middle" fo:padding-top="0.264cm" fo:padding-bottom="0.264cm" fo:padding-left="0.389cm" fo:padding-right="0.389cm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759cm" svg:height="2.489cm" svg:x="0.152cm" svg:y="0.1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447cm" svg:y1="2.352cm" svg:x2="3.597cm" svg:y2="0.4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115cm" fo:page-height="2.845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2T15:24:30.768972912</meta:creation-date>
    <dc:date>2020-11-22T17:50:30.750935217</dc:date>
    <meta:editing-duration>PT22M56S</meta:editing-duration>
    <meta:editing-cycles>9</meta:editing-cycles>
    <meta:generator>LibreOffice/5.1.6.2$Linux_X86_64 LibreOffice_project/10m0$Build-2</meta:generator>
    <meta:document-statistic meta:object-count="2"/>
  </office:meta>
</office:document-meta>
</file>